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24pt" fo:font-weight="bold" officeooo:rsid="00001c08" officeooo:paragraph-rsid="00001c08" style:font-size-asian="24pt" style:font-weight-asian="bold" style:font-size-complex="24pt"/>
    </style:style>
    <style:style style:name="P2" style:family="paragraph" style:parent-style-name="normal">
      <style:paragraph-properties fo:text-align="center" style:justify-single-word="false"/>
      <style:text-properties fo:color="#c9211e" fo:font-size="24pt" fo:font-weight="bold" officeooo:rsid="00001c08" officeooo:paragraph-rsid="00001c08" style:font-size-asian="24pt" style:font-weight-asian="bold" style:font-size-complex="24pt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text-properties fo:color="#3465a4" fo:font-size="14pt" fo:font-weight="bold" style:font-size-asian="14pt" style:font-weight-asian="bold" style:font-size-complex="14pt" style:font-weight-complex="bold"/>
    </style:style>
    <style:style style:name="P6" style:family="paragraph" style:parent-style-name="normal">
      <style:text-properties fo:color="#3465a4" fo:font-size="12pt" fo:font-weight="bold" officeooo:paragraph-rsid="000942dd" style:font-size-asian="12pt" style:font-weight-asian="bold" style:font-size-complex="12pt" style:font-weight-complex="bold"/>
    </style:style>
    <style:style style:name="P7" style:family="paragraph" style:parent-style-name="normal">
      <style:text-properties fo:color="#3465a4" fo:font-size="12pt" fo:font-weight="bold" officeooo:rsid="000942dd" officeooo:paragraph-rsid="000942dd" style:font-size-asian="12pt" style:font-weight-asian="bold" style:font-size-complex="12pt" style:font-weight-complex="bold"/>
    </style:style>
    <style:style style:name="P8" style:family="paragraph" style:parent-style-name="normal">
      <style:text-properties fo:color="#3465a4" fo:font-size="12pt" fo:font-weight="normal" officeooo:rsid="000942dd" officeooo:paragraph-rsid="000942dd" style:font-size-asian="12pt" style:font-weight-asian="normal" style:font-size-complex="12pt" style:font-weight-complex="normal"/>
    </style:style>
    <style:style style:name="P9" style:family="paragraph" style:parent-style-name="normal">
      <style:text-properties fo:color="#3465a4" fo:font-size="12pt" fo:font-weight="normal" officeooo:rsid="000b3602" officeooo:paragraph-rsid="000b3602" style:font-size-asian="12pt" style:font-weight-asian="normal" style:font-size-complex="12pt" style:font-weight-complex="normal"/>
    </style:style>
    <style:style style:name="P10" style:family="paragraph" style:parent-style-name="normal">
      <style:text-properties fo:color="#3465a4" fo:font-size="12pt" fo:font-weight="normal" officeooo:rsid="000ba511" officeooo:paragraph-rsid="000ba511" style:font-size-asian="12pt" style:font-weight-asian="normal" style:font-size-complex="12pt" style:font-weight-complex="normal"/>
    </style:style>
    <style:style style:name="P11" style:family="paragraph" style:parent-style-name="normal">
      <style:text-properties fo:color="#3465a4" fo:font-size="12pt" fo:font-weight="normal" officeooo:rsid="000c2171" officeooo:paragraph-rsid="000c2171" style:font-size-asian="12pt" style:font-weight-asian="normal" style:font-size-complex="12pt" style:font-weight-complex="normal"/>
    </style:style>
    <style:style style:name="P12" style:family="paragraph" style:parent-style-name="normal">
      <style:text-properties fo:color="#3465a4" fo:font-size="12pt" fo:font-weight="normal" officeooo:rsid="000df1bd" officeooo:paragraph-rsid="000df1bd" style:font-size-asian="12pt" style:font-weight-asian="normal" style:font-size-complex="12pt" style:font-weight-complex="normal"/>
    </style:style>
    <style:style style:name="P13" style:family="paragraph" style:parent-style-name="normal">
      <style:text-properties fo:color="#3465a4" fo:font-size="14pt" fo:font-weight="bold" officeooo:paragraph-rsid="000942dd" style:font-size-asian="14pt" style:font-weight-asian="bold" style:font-size-complex="14pt" style:font-weight-complex="bold"/>
    </style:style>
    <style:style style:name="P14" style:family="paragraph" style:parent-style-name="normal">
      <style:text-properties officeooo:paragraph-rsid="000c2171"/>
    </style:style>
    <style:style style:name="P15" style:family="paragraph" style:parent-style-name="normal">
      <style:text-properties officeooo:rsid="000c2171" officeooo:paragraph-rsid="000c2171"/>
    </style:style>
    <style:style style:name="P16" style:family="paragraph" style:parent-style-name="normal">
      <style:text-properties officeooo:rsid="000df1bd" officeooo:paragraph-rsid="000df1bd"/>
    </style:style>
    <style:style style:name="P17" style:family="paragraph" style:parent-style-name="normal" style:master-page-name="Standard">
      <style:paragraph-properties style:page-number="1"/>
    </style:style>
    <style:style style:name="T1" style:family="text">
      <style:text-properties fo:color="#3465a4" fo:font-size="12pt" fo:font-weight="normal" officeooo:rsid="000c2171" style:font-size-asian="12pt" style:font-weight-asian="normal" style:font-size-complex="12pt" style:font-weight-complex="normal"/>
    </style:style>
    <style:style style:name="T2" style:family="text">
      <style:text-properties officeooo:rsid="000942dd"/>
    </style:style>
    <style:style style:name="T3" style:family="text">
      <style:text-properties officeooo:rsid="000b3602"/>
    </style:style>
    <style:style style:name="T4" style:family="text">
      <style:text-properties officeooo:rsid="000c2171"/>
    </style:style>
    <style:style style:name="T5" style:family="text">
      <style:text-properties fo:color="#2a6099"/>
    </style:style>
    <style:style style:name="T6" style:family="text">
      <style:text-properties fo:color="#2a6099" officeooo:rsid="000c2171"/>
    </style:style>
    <style:style style:name="T7" style:family="text">
      <style:text-properties fo:color="#2a6099" officeooo:rsid="000df1bd"/>
    </style:style>
    <style:style style:name="T8" style:family="text">
      <style:text-properties officeooo:rsid="000df1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normal"/>
      <text:p text:style-name="normal"/>
      <text:p text:style-name="P13">Exercice 1 Décrire l’algorithme qui permettra de trier une liste de mots simple, sans doublons</text:p>
      <text:p text:style-name="P13"/>
      <text:p text:style-name="P8">On <text:span text:style-name="T3">déclare </text:span><text:s/>deux tableau <text:s/>un tableau avec plusieurs élements et un autre vide</text:p>
      <text:p text:style-name="P9">on déclare également une viariable nommé test </text:p>
      <text:p text:style-name="P8">on parcourt chaque tableau avec <text:s/>une boucle for <text:span text:style-name="T3">pour atteindre chaque valeurs,</text:span></text:p>
      <text:p text:style-name="P8">si la premiere valeur du premier tableau est égale à la premiere du second <text:s/>on assigne à la variable test <text:s/>« erreur »</text:p>
      <text:p text:style-name="P9">si la variable test est différente de « erreur » alors on affecte</text:p>
      <text:p text:style-name="P9">la première valeur du premier <text:s/>tableau au second</text:p>
      <text:p text:style-name="P12">on fait un reset de la valeur de test</text:p>
      <text:p text:style-name="P9">puis on refait tout en passant a la deuxième valeur <text:s/>jusqu’a tomber sur la derniere valeur du tableau </text:p>
      <text:p text:style-name="P9">ensuite on trie le tableau puis on l’affiche.</text:p>
      <text:p text:style-name="P7"><text:s/></text:p>
      <text:p text:style-name="P6"/>
      <text:p text:style-name="P6">Exercice 2 Ecrire le pseudo code correspondant à cet algorithme </text:p>
      <text:p text:style-name="P6"/>
      <text:p text:style-name="P10">Début </text:p>
      <text:p text:style-name="P12"><text:tab/>chaine de caractères words,newwords</text:p>
      <text:p text:style-name="P10"><text:tab/>entier test,i=0,<text:span text:style-name="T4">j=0</text:span></text:p>
      <text:p text:style-name="P10"><text:tab/>pour i &lt; <text:span text:style-name="T4">taillewords faire </text:span></text:p>
      <text:p text:style-name="P11"><text:tab/>pour j&lt; taille<text:span text:style-name="T8">newwords</text:span> faire</text:p>
      <text:p text:style-name="P11"><text:tab/>si <text:span text:style-name="T8">words</text:span>[i]=<text:span text:style-name="T8">newwords</text:span>[j] alors</text:p>
      <text:p text:style-name="P14"><text:span text:style-name="T1"><text:tab/>test=</text:span><text:span text:style-name="T5">"erreur"</text:span></text:p>
      <text:p text:style-name="P14"><text:span text:style-name="T6"><text:tab/>si test!="erreur"</text:span></text:p>
      <text:p text:style-name="P15"><text:span text:style-name="T7"><text:tab/>words</text:span><text:span text:style-name="T5">[i]=</text:span><text:span text:style-name="T7">newwords</text:span><text:span text:style-name="T5">[i)</text:span></text:p>
      <text:p text:style-name="P16"><text:span text:style-name="T5"><text:tab/>test=</text:span><text:span text:style-name="T6">""</text:span></text:p>
      <text:p text:style-name="P16"><text:span text:style-name="T5"><text:tab/>sort(newwords)</text:span></text:p>
      <text:p text:style-name="P16"><text:span text:style-name="T5"><text:tab/>println(newwords)</text:span></text:p>
      <text:p text:style-name="P16"><text:span text:style-name="T5">fin</text:span></text:p>
      <text:p text:style-name="P15"><text:span text:style-name="T5"/></text:p>
      <text:p text:style-name="P11"/>
      <text:p text:style-name="P11"/>
      <text:p text:style-name="P10"/>
      <text:p text:style-name="P6"/>
      <text:p text:style-name="P6"/>
      <text:p text:style-name="P6"/>
      <text:p text:style-name="P6">Exercice 3 Implémenter en Java </text:p>
      <text:p text:style-name="P6"/>
      <text:p text:style-name="P6"/>
      <text:p text:style-name="P5"><text:soft-page-break/>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24pt" fo:font-weight="bold" officeooo:rsid="00001c08" officeooo:paragraph-rsid="00001c08" style:font-size-asian="24pt" style:font-weight-asian="bold" style:font-size-complex="24pt"/>
    </style:style>
    <style:style style:name="MP2" style:family="paragraph" style:parent-style-name="normal">
      <style:paragraph-properties fo:text-align="center" style:justify-single-word="false"/>
      <style:text-properties fo:color="#c9211e" fo:font-size="24pt" fo:font-weight="bold" officeooo:rsid="00001c08" officeooo:paragraph-rsid="00001c08" style:font-size-asian="24pt" style:font-weight-asian="bold" style:font-size-complex="24pt"/>
    </style:style>
    <style:style style:name="MP3" style:family="paragraph" style:parent-style-name="normal">
      <style:paragraph-properties fo:text-align="end" style:justify-single-word="false"/>
    </style:style>
    <style:style style:name="MT1" style:family="text">
      <style:text-properties officeooo:rsid="000942d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TP1 Java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0T22:44:16.608000000</dc:date>
    <meta:editing-duration>PT35M19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8" meta:word-count="171" meta:character-count="1060" meta:non-whitespace-character-count="891"/>
  </office:meta>
</office:document-meta>
</file>